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313cm" fo:margin-left="0cm" fo:margin-right="-0.012cm" table:align="margins"/>
    </style:style>
    <style:style style:name="TableauRenteAccordee.A" style:family="table-column">
      <style:table-column-properties style:column-width="9.317cm" style:rel-column-width="35268*"/>
    </style:style>
    <style:style style:name="TableauRenteAccordee.B" style:family="table-column">
      <style:table-column-properties style:column-width="4.683cm" style:rel-column-width="17727*"/>
    </style:style>
    <style:style style:name="TableauRenteAccordee.C" style:family="table-column">
      <style:table-column-properties style:column-width="1.157cm" style:rel-column-width="4380*"/>
    </style:style>
    <style:style style:name="TableauRenteAccordee.D" style:family="table-column">
      <style:table-column-properties style:column-width="2.155cm" style:rel-column-width="8160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313cm" fo:margin-left="0cm" fo:margin-right="-0.012cm" table:align="margins"/>
    </style:style>
    <style:style style:name="Table1.A" style:family="table-column">
      <style:table-column-properties style:column-width="9.317cm" style:rel-column-width="35268*"/>
    </style:style>
    <style:style style:name="Table1.B" style:family="table-column">
      <style:table-column-properties style:column-width="4.681cm" style:rel-column-width="17720*"/>
    </style:style>
    <style:style style:name="Table1.C" style:family="table-column">
      <style:table-column-properties style:column-width="1.157cm" style:rel-column-width="4380*"/>
    </style:style>
    <style:style style:name="Table1.D" style:family="table-column">
      <style:table-column-properties style:column-width="2.157cm" style:rel-column-width="8167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313cm" fo:margin-left="0cm" fo:margin-right="-0.012cm" table:align="margins"/>
    </style:style>
    <style:style style:name="TableauAutre.A" style:family="table-column">
      <style:table-column-properties style:column-width="9.317cm" style:rel-column-width="35268*"/>
    </style:style>
    <style:style style:name="TableauAutre.B" style:family="table-column">
      <style:table-column-properties style:column-width="4.653cm" style:rel-column-width="17613*"/>
    </style:style>
    <style:style style:name="TableauAutre.C" style:family="table-column">
      <style:table-column-properties style:column-width="1.134cm" style:rel-column-width="4293*"/>
    </style:style>
    <style:style style:name="TableauAutre.D" style:family="table-column">
      <style:table-column-properties style:column-width="2.208cm" style:rel-column-width="8361*"/>
    </style:style>
    <style:style style:name="TableauAutre.A1" style:family="table-cell">
      <style:table-cell-properties style:vertical-align="bottom" fo:padding="0cm" fo:border="none"/>
    </style:style>
    <style:style style:name="P1" style:family="paragraph" style:parent-style-name="Table_20_Contents">
      <style:paragraph-properties fo:text-align="justify" style:justify-single-word="false" style:shadow="non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 style:shadow="non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 style:shadow="non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2pt" fo:font-style="normal" fo:font-weight="normal" style:font-name-asian="Arial1" style:font-size-asian="2pt" style:font-style-asian="normal" style:font-weight-asian="normal" style:font-name-complex="Arial1" style:font-size-complex="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1pt" style:font-size-asian="11pt" style:font-size-complex="11pt"/>
    </style:style>
    <style:style style:name="P15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1pt" style:font-size-asian="11pt" style:font-size-complex="11pt"/>
    </style:style>
    <style:style style:name="P19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7cm" svg:y="0.3cm" fo:min-width="17.3cm" draw:z-index="0">
        <draw:text-box fo:min-height="1.21cm">
          <text:p text:style-name="P11">%#include enTetesDecision#%</text:p>
          <text:p text:style-name="P13"/>
        </draw:text-box>
      </draw:frame>
      <text:p text:style-name="P12">%=TITRE_ATTESTATION=% %=annee_attestation=%</text:p>
      <text:p text:style-name="P10">%=nss_requerant=% %=nomPrenom_requerant=%</text:p>
      <text:p text:style-name="P10"/>
      <text:p text:style-name="P10"/>
      <text:p text:style-name="P10">%=titre_tiers=%</text:p>
      <text:p text:style-name="P10"/>
      <text:p text:style-name="P10">%=PARAGRAPHE1_ATTESTATION=%</text:p>
      <text:p text:style-name="P10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6">%=ENTETE_TAB_ASSURE=%</text:p>
          </table:table-cell>
          <table:table-cell table:style-name="TableauRenteAccordee.A1" office:value-type="string">
            <text:p text:style-name="P6">%=ENTETE_TAB_PERIODE=%</text:p>
          </table:table-cell>
          <table:table-cell table:style-name="TableauRenteAccordee.A1" office:value-type="string">
            <text:p text:style-name="P6"/>
          </table:table-cell>
          <table:table-cell table:style-name="TableauRenteAccordee.A1" office:value-type="string">
            <text:p text:style-name="P6">%=ENTETE_TAB_MONTANT=%</text:p>
          </table:table-cell>
        </table:table-row>
        <table:table-row>
          <table:table-cell table:style-name="TableauRenteAccordee.A1" office:value-type="string">
            <text:p text:style-name="P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</table:table-row>
        <table:table-row>
          <table:table-cell table:style-name="TableauRenteAccordee.A1" office:value-type="string">
            <text:p text:style-name="P18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2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">%=TOTAL=%</text:p>
          </table:table-cell>
          <table:table-cell table:style-name="Table1.B1" office:value-type="string">
            <text:p text:style-name="P1">%=CHF=%</text:p>
          </table:table-cell>
          <table:table-cell table:style-name="Table1.D1" office:value-type="string">
            <text:p text:style-name="P14">%=montant_total=%</text:p>
          </table:table-cell>
        </table:table-row>
      </table:table>
      <text:p text:style-name="P10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7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6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6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5"><text:span text:style-name="T1">%</text:span>{ligneInfoRenteAutre}<text:span text:style-name="T1">%</text:span>%=Autre_montant_rente=%</text:p>
          </table:table-cell>
        </table:table-row>
      </table:table>
      <text:p text:style-name="P4"/>
      <text:p text:style-name="ParaSplit"/>
      <text:p text:style-name="P10"/>
      <text:p text:style-name="P19">%=remLineWhenBlank(TITRE_API,-2)=%</text:p>
      <text:p text:style-name="ParaSplit">%=remLineWhenBlank(TEXTE_API,1)=%</text:p>
      <text:p text:style-name="P10"/>
      <text:p text:style-name="ParaSplit">%=remLineWhenBlank(PLUSIEURS_ATT_FAMILLE,1)=%</text:p>
      <text:p text:style-name="ParaSplit">%=remLineWhenBlank(RENTE_COMPLT_SEPARE,1)=%</text:p>
      <text:p text:style-name="ParaSplit">%=remLineWhenBlank(HAS_PC_DECEMBRE,1)=%</text:p>
      <text:p text:style-name="ParaSplit">%=remLineWhenBlank(HAS_RETROACTIF,1)=%</text:p>
      <text:p text:style-name="P7"/>
      <text:p text:style-name="P7"/>
      <text:p text:style-name="P7">%=SALUTATION_ATTESTATION=%</text:p>
      <text:p text:style-name="P7"/>
      <text:p text:style-name="P9"><text:tab/>%#include <text:s/>signatures/CCB/standardAvecImageCCB#%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7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9-10-18T17:08:24.73</dc:date>
    <meta:editing-cycles>103</meta:editing-cycles>
    <meta:editing-duration>PT7H25M40S</meta:editing-duration>
    <meta:document-statistic meta:table-count="3" meta:image-count="0" meta:object-count="0" meta:page-count="1" meta:paragraph-count="28" meta:word-count="32" meta:character-count="922"/>
    <meta:user-defined meta:name="Info 1"/>
    <meta:user-defined meta:name="Info 2"/>
    <meta:user-defined meta:name="Info 3"/>
    <meta:user-defined meta:name="Info 4"/>
  </office:meta>
</office:document-meta>
</file>